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text-properties style:font-name="Courier New" fo:font-size="11pt" fo:language="es" fo:country="ES" style:font-size-asian="11pt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01c75da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1c75da" officeooo:paragraph-rsid="001c75da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bold" officeooo:rsid="001c75da" officeooo:paragraph-rsid="001c75d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03489" officeooo:paragraph-rsid="00203489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en" fo:country="US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ourier New" fo:font-size="11pt" fo:language="es" fo:country="ES" style:font-size-asian="11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03489" officeooo:paragraph-rsid="00203489"/>
    </style:style>
    <style:style style:name="P14" style:family="paragraph" style:parent-style-name="List_20_Paragraph">
      <style:paragraph-properties fo:text-align="justify" style:justify-single-word="false"/>
    </style:style>
    <style:style style:name="P15" style:family="paragraph" style:parent-style-name="List_20_Paragraph">
      <style:paragraph-properties fo:text-align="justify" style:justify-single-word="false"/>
      <style:text-properties officeooo:rsid="00203489" officeooo:paragraph-rsid="00203489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03489" officeooo:paragraph-rsid="00203489" style:font-weight-asian="bold" style:font-weight-complex="bold"/>
    </style:style>
    <style:style style:name="P17" style:family="paragraph" style:parent-style-name="Standard" style:master-page-name="Standard">
      <style:paragraph-properties fo:text-align="justify" style:justify-single-word="false" style:page-number="auto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ourier New" fo:font-size="11pt" fo:language="es" fo:country="ES" style:font-size-asian="11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ourier New" fo:font-size="11pt" fo:language="es" fo:country="ES" style:font-size-asian="11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Courier New" fo:font-size="11pt" fo:language="es" fo:country="ES" officeooo:paragraph-rsid="001c75da" style:font-size-asian="11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Courier New" fo:font-size="11pt" fo:language="es" fo:country="ES" officeooo:rsid="001c75da" officeooo:paragraph-rsid="001c75da" style:font-size-asian="11pt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officeooo:rsid="001c75da" officeooo:paragraph-rsid="001c75da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officeooo:rsid="001e500a" officeooo:paragraph-rsid="001e500a"/>
    </style:style>
    <style:style style:name="P24" style:family="paragraph" style:parent-style-name="List_20_Paragraph" style:list-style-name="WWNum1">
      <style:paragraph-properties fo:text-align="justify" style:justify-single-word="false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officeooo:rsid="0021bc41" officeooo:paragraph-rsid="0021bc4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officeooo:rsid="001c75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PRÁCTICA. <text:s text:c="3"/>Prueba Unitaria con JUnit.</text:span><text:span text:style-name="T2"> <text:s text:c="2"/></text:span></text:p>
      <text:p text:style-name="P2">Realizada con la aplicación JUnit instalada en Eclipse para java.</text:p>
      <text:p text:style-name="P3">Clase que vamos a probar. <text:s text:c="2"/><text:span text:style-name="T3">Banco</text:span></text:p>
      <text:p text:style-name="P10"/>
      <text:p text:style-name="P10">Partimos de la definición de esta clase, sin ningún control de excepciones para valores aceptados, o resultados erróneos.</text:p>
      <text:p text:style-name="P10"/>
      <text:p text:style-name="P10"/>
      <text:p text:style-name="P19">package cambiomoneda;</text:p>
      <text:p text:style-name="P12"/>
      <text:p text:style-name="P12">public class Banco </text:p>
      <text:p text:style-name="P12">{</text:p>
      <text:p text:style-name="P12"><text:s text:c="4"/>// monedas: <text:s/>EURO <text:s/>y <text:s/>LIBRA</text:p>
      <text:p text:style-name="P12"><text:s text:c="4"/>private float dinero;</text:p>
      <text:p text:style-name="P12"><text:s text:c="4"/>private String moneda;</text:p>
      <text:p text:style-name="P12"><text:s text:c="4"/>private float EL, LE;</text:p>
      <text:p text:style-name="P12"><text:s text:c="4"/></text:p>
      <text:p text:style-name="P12"><text:s text:c="4"/>public Banco(float canti, String mon)</text:p>
      <text:p text:style-name="P12"><text:s text:c="4"/>{</text:p>
      <text:p text:style-name="P12"><text:s text:c="8"/>dinero = canti;</text:p>
      <text:p text:style-name="P12"><text:s text:c="8"/>moneda = mon;</text:p>
      <text:p text:style-name="P12"><text:s text:c="4"/>}</text:p>
      <text:p text:style-name="P12"><text:s text:c="4"/></text:p>
      <text:p text:style-name="P12"><text:s text:c="4"/>public void cambio(float EL_)</text:p>
      <text:p text:style-name="P12"><text:s text:c="4"/>{</text:p>
      <text:p text:style-name="P12"><text:s text:c="8"/>float valor = 1;</text:p>
      <text:p text:style-name="P12"><text:s text:c="8"/>EL = EL_;</text:p>
      <text:p text:style-name="P12"><text:s text:c="8"/>LE = valor / EL_;</text:p>
      <text:p text:style-name="P12"><text:s text:c="4"/>}</text:p>
      <text:p text:style-name="P12"><text:s text:c="4"/></text:p>
      <text:p text:style-name="P12"><text:s text:c="4"/>public void Suma(float canti, String mon)</text:p>
      <text:p text:style-name="P12"><text:s text:c="4"/>{</text:p>
      <text:p text:style-name="P12"><text:s text:c="8"/>if(moneda.equals(mon))</text:p>
      <text:p text:style-name="P12"><text:s text:c="8"/>{</text:p>
      <text:p text:style-name="P12"><text:s text:c="12"/>dinero = dinero + canti;</text:p>
      <text:p text:style-name="P12"><text:s text:c="8"/>}</text:p>
      <text:p text:style-name="P12"><text:s text:c="8"/>else if(moneda.equals("EURO"))</text:p>
      <text:p text:style-name="P12"><text:s text:c="8"/>{</text:p>
      <text:p text:style-name="P12"><text:s text:c="12"/>dinero = dinero + LE * canti;</text:p>
      <text:p text:style-name="P12"><text:s text:c="8"/>}</text:p>
      <text:p text:style-name="P12"><text:s text:c="8"/>else</text:p>
      <text:p text:style-name="P12"><text:s text:c="8"/>{</text:p>
      <text:p text:style-name="P12"><text:s text:c="12"/>dinero = dinero + EL * canti;</text:p>
      <text:p text:style-name="P12"><text:s text:c="8"/>} <text:s text:c="5"/></text:p>
      <text:p text:style-name="P12"><text:s text:c="4"/>}</text:p>
      <text:p text:style-name="P12"><text:s text:c="4"/></text:p>
      <text:p text:style-name="P12"><text:s text:c="4"/>public void visualiza()</text:p>
      <text:p text:style-name="P12"><text:s text:c="4"/>{</text:p>
      <text:p text:style-name="P20"><text:s text:c="8"/>System.out.printf(" Dinero: <text:s/>%f, <text:s/>Moneda: <text:s/>%s \n",</text:p>
      <text:p text:style-name="P20"><text:s text:c="47"/>dinero, moneda);</text:p>
      <text:p text:style-name="P12"><text:s text:c="4"/>}</text:p>
      <text:p text:style-name="P12"><text:soft-page-break/><text:s text:c="4"/></text:p>
      <text:p text:style-name="P12"><text:s text:c="4"/>public float Dinero()</text:p>
      <text:p text:style-name="P12"><text:s text:c="4"/>{</text:p>
      <text:p text:style-name="P12"><text:s text:c="8"/>return(dinero);</text:p>
      <text:p text:style-name="P12"><text:s text:c="4"/>}</text:p>
      <text:p text:style-name="P12">}</text:p>
      <text:p text:style-name="P11"/>
      <text:p text:style-name="P7"/>
      <text:p text:style-name="P8">Clase inicio para poder ejecutar el programa primero sin testeo.</text:p>
      <text:p text:style-name="P21">Se encuentra en un archivo fuente a parte.</text:p>
      <text:p text:style-name="P21"/>
      <text:p text:style-name="P12">package cambiomoneda;</text:p>
      <text:p text:style-name="P12">public class CambioMoneda </text:p>
      <text:p text:style-name="P12">{</text:p>
      <text:p text:style-name="P12"><text:s text:c="5"/>public static void main(String[] args) </text:p>
      <text:p text:style-name="P12"><text:s text:c="5"/>{</text:p>
      <text:p text:style-name="P12"><text:s text:c="8"/>Banco caja1 = new Banco(100, "EURO");</text:p>
      <text:p text:style-name="P12"><text:s text:c="8"/>Banco caja2 = new Banco(100, "LIBRA");</text:p>
      <text:p text:style-name="P12"><text:s text:c="8"/>caja1.cambio(((float)0.5));</text:p>
      <text:p text:style-name="P12"><text:s text:c="8"/>caja1.visualiza();</text:p>
      <text:p text:style-name="P12"><text:s text:c="8"/>caja1.Suma(50, "LIBRA");</text:p>
      <text:p text:style-name="P12"><text:s text:c="8"/>caja1.visualiza();</text:p>
      <text:p text:style-name="P12"><text:s text:c="8"/>caja2.cambio(((float)0.5));</text:p>
      <text:p text:style-name="P12"><text:s text:c="8"/>caja2.visualiza();</text:p>
      <text:p text:style-name="P12"><text:s text:c="8"/>caja2.Suma(50, "EURO");</text:p>
      <text:p text:style-name="P12"><text:s text:c="8"/>caja2.visualiza();</text:p>
      <text:p text:style-name="P12"/>
      <text:p text:style-name="P12"><text:s text:c="5"/>}</text:p>
      <text:p text:style-name="P12">}</text:p>
      <text:p text:style-name="P5"/>
      <text:p text:style-name="P6"/>
      <text:p text:style-name="P4">Se pide:</text:p>
      <text:list xml:id="list7885246163730351833" text:style-name="WWNum1">
        <text:list-item>
          <text:p text:style-name="P22">Crear el proyecto CambioMoneda</text:p>
        </text:list-item>
        <text:list-item>
          <text:p text:style-name="P23">Creamos en él la clase principal que es la de inicio: <text:s/>CambioMoneda que da nombre al proyecto</text:p>
        </text:list-item>
        <text:list-item>
          <text:p text:style-name="P23">Creamos después un archivo de tipo clase a parte, pero dentro del proyecto con la clase: <text:s/>Banco.</text:p>
        </text:list-item>
        <text:list-item>
          <text:p text:style-name="P24">Realizar la clase <text:span text:style-name="T3">BancoTest</text:span> en Junit para probar el funcionamiento de la clase <text:span text:style-name="T3">Banco</text:span>.</text:p>
        </text:list-item>
        <text:list-item>
          <text:p text:style-name="P24"><text:span text:style-name="T3">D</text:span>ebemos testear con valores resultados de las operaciones correctos e incorrectos para ver si calcula bien.</text:p>
        </text:list-item>
        <text:list-item>
          <text:p text:style-name="P24">Según vayamos testeando y descubriendo errores en el código de <text:span text:style-name="T3">Banco</text:span>, al ejecutar la Clase <text:span text:style-name="T3">Banco</text:span>Test, vamos modificando el código de la clase original <text:span text:style-name="T3">Banco</text:span>, para que no ocurran esos errores. </text:p>
        </text:list-item>
        <text:list-item>
          <text:p text:style-name="P24">Ir guardando en pantallas o el código escrito de los cambios realizados en la clase <text:span text:style-name="T3">Banco</text:span> y en la clase <text:span text:style-name="T3">Banco</text:span>Test.</text:p>
        </text:list-item>
        <text:list-item>
          <text:p text:style-name="P25">Para facilitar su comprobación, ponemos el cambio de moneda a 1 Libra = 2 Euros, es decir 1 Euro = 0,5 Libras.</text:p>
        </text:list-item>
      </text:list>
      <text:p text:style-name="P14"/>
      <text:p text:style-name="P14"><text:soft-page-break/></text:p>
      <text:p text:style-name="P16">Parte de la clase BancoTest</text:p>
      <text:p text:style-name="P15"/>
      <text:p text:style-name="P12"><text:s text:c="4"/>@Before</text:p>
      <text:p text:style-name="P12"><text:s text:c="4"/>public void setUp() {</text:p>
      <text:p text:style-name="P12"><text:s text:c="8"/>caja1 = new Banco(100, "EURO");</text:p>
      <text:p text:style-name="P12"><text:s text:c="4"/>}</text:p>
      <text:p text:style-name="P9"/>
      <text:p text:style-name="P12"><text:s text:c="4"/>@Test</text:p>
      <text:p text:style-name="P12"><text:s text:c="4"/>public void testSuma() {</text:p>
      <text:p text:style-name="P12"><text:s text:c="8"/>testCambio();</text:p>
      <text:p text:style-name="P12"><text:s text:c="8"/>System.out.println("Suma");</text:p>
      <text:p text:style-name="P12"><text:s text:c="8"/>caja1.Suma(50, "LIBRA");</text:p>
      <text:p text:style-name="P12"><text:s text:c="8"/>assertEquals(200F, caja1.Dinero(), 0.1F);</text:p>
      <text:p text:style-name="P12"><text:s text:c="8"/>caja1.Suma(50, "EURO");</text:p>
      <text:p text:style-name="P12"><text:s text:c="8"/>assertEquals(250F, caja1.Dinero(), 0.1F);</text:p>
      <text:p text:style-name="P12"><text:s text:c="4"/>}</text:p>
      <text:p text:style-name="P13"/>
      <text:p text:style-name="P13"/>
      <text:p text:style-name="P13">Realizar en clase la escritura del proyecto y la creación de la clase testeo y su comprobación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Pie_20_de_20_página_20_Car" style:display-name="Pie de página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rivero</meta:initial-creator>
    <meta:editing-cycles>7</meta:editing-cycles>
    <meta:creation-date>2015-02-11T10:49:00</meta:creation-date>
    <dc:date>2016-12-21T10:16:08.841000000</dc:date>
    <meta:editing-duration>PT9M27S</meta:editing-duration>
    <meta:generator>LibreOffice/5.1.3.2$Windows_x86 LibreOffice_project/644e4637d1d8544fd9f56425bd6cec110e49301b</meta:generator>
    <meta:document-statistic meta:table-count="0" meta:image-count="0" meta:object-count="0" meta:page-count="3" meta:paragraph-count="96" meta:word-count="406" meta:character-count="3007" meta:non-whitespace-character-count="21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